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123" style:family="table-cell" style:parent-style-name="Default"/>
    <style:style style:name="ce124" style:family="table-cell" style:parent-style-name="Default"/>
    <style:style style:name="ce125" style:family="table-cell" style:parent-style-name="Default"/>
    <style:style style:name="ce126" style:family="table-cell" style:parent-style-name="Default"/>
    <style:style style:name="ce127" style:family="table-cell" style:parent-style-name="Default"/>
    <style:style style:name="ce128" style:family="table-cell" style:parent-style-name="Default"/>
    <style:style style:name="ce129" style:family="table-cell" style:parent-style-name="Default"/>
    <style:style style:name="ce130" style:family="table-cell" style:parent-style-name="Default"/>
    <style:style style:name="ce131" style:family="table-cell" style:parent-style-name="Default"/>
    <style:style style:name="ce132" style:family="table-cell" style:parent-style-name="Default"/>
    <style:style style:name="ce133" style:family="table-cell" style:parent-style-name="Default"/>
    <style:style style:name="ce134" style:family="table-cell" style:parent-style-name="Default"/>
    <style:style style:name="ce135" style:family="table-cell" style:parent-style-name="Default"/>
    <style:style style:name="ce136" style:family="table-cell" style:parent-style-name="Default"/>
    <style:style style:name="ce137" style:family="table-cell" style:parent-style-name="Default"/>
    <style:style style:name="ce138" style:family="table-cell" style:parent-style-name="Default"/>
    <style:style style:name="ce139" style:family="table-cell" style:parent-style-name="Default"/>
    <style:style style:name="ce140" style:family="table-cell" style:parent-style-name="Default"/>
    <style:style style:name="ce141" style:family="table-cell" style:parent-style-name="Default"/>
    <style:style style:name="ce142" style:family="table-cell" style:parent-style-name="Default"/>
    <style:style style:name="ce143" style:family="table-cell" style:parent-style-name="Default"/>
    <style:style style:name="ce144" style:family="table-cell" style:parent-style-name="Default"/>
    <style:style style:name="ce145" style:family="table-cell" style:parent-style-name="Default"/>
    <style:style style:name="ce146" style:family="table-cell" style:parent-style-name="Default"/>
    <style:style style:name="ce147" style:family="table-cell" style:parent-style-name="Default"/>
    <style:style style:name="ce148" style:family="table-cell" style:parent-style-name="Default"/>
    <style:style style:name="ce149" style:family="table-cell" style:parent-style-name="Default"/>
    <style:style style:name="ce150" style:family="table-cell" style:parent-style-name="Default"/>
    <style:style style:name="ce151" style:family="table-cell" style:parent-style-name="Default"/>
    <style:style style:name="ce152" style:family="table-cell" style:parent-style-name="Default"/>
    <style:style style:name="ce153" style:family="table-cell" style:parent-style-name="Default"/>
    <style:style style:name="ce154" style:family="table-cell" style:parent-style-name="Default"/>
    <style:style style:name="ce155" style:family="table-cell" style:parent-style-name="Default"/>
    <style:style style:name="ce156" style:family="table-cell" style:parent-style-name="Default"/>
    <style:style style:name="ce157" style:family="table-cell" style:parent-style-name="Default"/>
    <style:style style:name="ce158" style:family="table-cell" style:parent-style-name="Default"/>
    <style:style style:name="ce159" style:family="table-cell" style:parent-style-name="Default"/>
    <style:style style:name="ce160" style:family="table-cell" style:parent-style-name="Default"/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/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176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188" style:family="table-cell" style:parent-style-name="Default"/>
    <style:style style:name="ce189" style:family="table-cell" style:parent-style-name="Default"/>
    <style:style style:name="ce190" style:family="table-cell" style:parent-style-name="Default"/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194" style:family="table-cell" style:parent-style-name="Default"/>
    <style:style style:name="ce195" style:family="table-cell" style:parent-style-name="Default"/>
    <style:style style:name="ce196" style:family="table-cell" style:parent-style-name="Default"/>
    <style:style style:name="ce197" style:family="table-cell" style:parent-style-name="Default"/>
    <style:style style:name="ce198" style:family="table-cell" style:parent-style-name="Default"/>
    <style:style style:name="ce199" style:family="table-cell" style:parent-style-name="Default"/>
    <style:style style:name="ce200" style:family="table-cell" style:parent-style-name="Default"/>
    <style:style style:name="ce201" style:family="table-cell" style:parent-style-name="Default"/>
    <style:style style:name="ce202" style:family="table-cell" style:parent-style-name="Default"/>
    <style:style style:name="ce203" style:family="table-cell" style:parent-style-name="Default"/>
    <style:style style:name="ce204" style:family="table-cell" style:parent-style-name="Default"/>
    <style:style style:name="ce205" style:family="table-cell" style:parent-style-name="Default"/>
    <style:style style:name="ce206" style:family="table-cell" style:parent-style-name="Default"/>
    <style:style style:name="ce207" style:family="table-cell" style:parent-style-name="Default"/>
    <style:style style:name="ce208" style:family="table-cell" style:parent-style-name="Default"/>
    <style:style style:name="ce209" style:family="table-cell" style:parent-style-name="Default"/>
    <style:style style:name="ce89" style:family="table-cell" style:parent-style-name="Default"/>
    <style:style style:name="ce211" style:family="table-cell" style:parent-style-name="Default"/>
    <style:style style:name="ce212" style:family="table-cell" style:parent-style-name="Default"/>
    <style:style style:name="ce213" style:family="table-cell" style:parent-style-name="Default"/>
    <style:style style:name="ce214" style:family="table-cell" style:parent-style-name="Default"/>
    <style:style style:name="ce215" style:family="table-cell" style:parent-style-name="Default"/>
    <style:style style:name="ce216" style:family="table-cell" style:parent-style-name="Default"/>
    <style:style style:name="ce217" style:family="table-cell" style:parent-style-name="Default"/>
    <style:style style:name="ce218" style:family="table-cell" style:parent-style-name="Default"/>
    <style:style style:name="ce219" style:family="table-cell" style:parent-style-name="Default"/>
    <style:style style:name="ce220" style:family="table-cell" style:parent-style-name="Default"/>
    <style:style style:name="ce221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224" style:family="table-cell" style:parent-style-name="Default"/>
    <style:style style:name="ce225" style:family="table-cell" style:parent-style-name="Default"/>
    <style:style style:name="ce226" style:family="table-cell" style:parent-style-name="Default"/>
    <style:style style:name="ce227" style:family="table-cell" style:parent-style-name="Default"/>
    <style:style style:name="ce228" style:family="table-cell" style:parent-style-name="Default"/>
    <style:style style:name="ce229" style:family="table-cell" style:parent-style-name="Default"/>
    <style:style style:name="ce230" style:family="table-cell" style:parent-style-name="Default"/>
    <style:style style:name="ce231" style:family="table-cell" style:parent-style-name="Default"/>
    <style:style style:name="ce232" style:family="table-cell" style:parent-style-name="Default"/>
    <style:style style:name="ce233" style:family="table-cell" style:parent-style-name="Default"/>
    <style:style style:name="ce234" style:family="table-cell" style:parent-style-name="Default"/>
    <style:style style:name="ce111" style:family="table-cell" style:parent-style-name="Default"/>
    <style:style style:name="ce112" style:family="table-cell" style:parent-style-name="Default"/>
    <style:style style:name="ce237" style:family="table-cell" style:parent-style-name="Default"/>
    <style:style style:name="ce238" style:family="table-cell" style:parent-style-name="Default"/>
    <style:style style:name="ce239" style:family="table-cell" style:parent-style-name="Default"/>
    <style:style style:name="ce240" style:family="table-cell" style:parent-style-name="Default"/>
    <style:style style:name="ce241" style:family="table-cell" style:parent-style-name="Default"/>
    <style:style style:name="ce242" style:family="table-cell" style:parent-style-name="Default"/>
    <style:style style:name="ce243" style:family="table-cell" style:parent-style-name="Default"/>
    <style:style style:name="ce244" style:family="table-cell" style:parent-style-name="Default"/>
    <style:style style:name="ce245" style:family="table-cell" style:parent-style-name="Default"/>
    <style:style style:name="ce246" style:family="table-cell" style:parent-style-name="Default"/>
    <style:style style:name="ce247" style:family="table-cell" style:parent-style-name="Default"/>
    <style:style style:name="ce248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0.1" office:value-type="float" office:value="0.1" calcext:value-type="float">
            <text:p>0.1</text:p>
          </table:table-cell>
          <table:table-cell table:formula="of:=[.C1]+0.1" office:value-type="float" office:value="0.2" calcext:value-type="float">
            <text:p>0.2</text:p>
          </table:table-cell>
          <table:table-cell table:formula="of:=[.D1]+0.1" office:value-type="float" office:value="0.3" calcext:value-type="float">
            <text:p>0.3</text:p>
          </table:table-cell>
          <table:table-cell table:formula="of:=[.E1]+0.1" office:value-type="float" office:value="0.4" calcext:value-type="float">
            <text:p>0.4</text:p>
          </table:table-cell>
          <table:table-cell table:formula="of:=[.F1]+0.1" office:value-type="float" office:value="0.5" calcext:value-type="float">
            <text:p>0.5</text:p>
          </table:table-cell>
          <table:table-cell table:formula="of:=[.G1]+0.1" office:value-type="float" office:value="0.6" calcext:value-type="float">
            <text:p>0.6</text:p>
          </table:table-cell>
          <table:table-cell table:formula="of:=[.H1]+0.1" office:value-type="float" office:value="0.7" calcext:value-type="float">
            <text:p>0.7</text:p>
          </table:table-cell>
          <table:table-cell table:formula="of:=[.I1]+0.1" office:value-type="float" office:value="0.8" calcext:value-type="float">
            <text:p>0.8</text:p>
          </table:table-cell>
          <table:table-cell table:formula="of:=[.J1]+0.1" office:value-type="float" office:value="0.9" calcext:value-type="float">
            <text:p>0.9</text:p>
          </table:table-cell>
          <table:table-cell table:formula="of:=[.K1]+0.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199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</table:table-row>
        <table:table-row table:style-name="ro1">
          <table:table-cell table:formula="of:=[.A2]+0.1" office:value-type="float" office:value="0.1" calcext:value-type="float">
            <text:p>0.1</text:p>
          </table:table-cell>
          <table:table-cell table:style-name="ce123" office:value-type="float" office:value="0.1" calcext:value-type="float">
            <text:p>0.1</text:p>
          </table:table-cell>
          <table:table-cell table:style-name="ce134" office:value-type="float" office:value="0.1" calcext:value-type="float">
            <text:p>0.1</text:p>
          </table:table-cell>
          <table:table-cell table:style-name="ce145" office:value-type="float" office:value="0.1" calcext:value-type="float">
            <text:p>0.1</text:p>
          </table:table-cell>
          <table:table-cell table:style-name="ce156" office:value-type="float" office:value="0.1" calcext:value-type="float">
            <text:p>0.1</text:p>
          </table:table-cell>
          <table:table-cell table:style-name="ce167" office:value-type="float" office:value="0.1" calcext:value-type="float">
            <text:p>0.1</text:p>
          </table:table-cell>
          <table:table-cell table:style-name="ce57" office:value-type="float" office:value="0.1" calcext:value-type="float">
            <text:p>0.1</text:p>
          </table:table-cell>
          <table:table-cell table:style-name="ce189" office:value-type="float" office:value="0.1" calcext:value-type="float">
            <text:p>0.1</text:p>
          </table:table-cell>
          <table:table-cell table:style-name="ce200" office:value-type="float" office:value="0.1" calcext:value-type="float">
            <text:p>0.1</text:p>
          </table:table-cell>
          <table:table-cell table:style-name="ce211" office:value-type="float" office:value="0.1" calcext:value-type="float">
            <text:p>0.1</text:p>
          </table:table-cell>
          <table:table-cell table:style-name="ce101" office:value-type="float" office:value="0.1" calcext:value-type="float">
            <text:p>0.1</text:p>
          </table:table-cell>
          <table:table-cell table:style-name="ce112" office:value-type="float" office:value="0.1" calcext:value-type="float">
            <text:p>0.1</text:p>
          </table:table-cell>
        </table:table-row>
        <table:table-row table:style-name="ro1">
          <table:table-cell table:formula="of:=[.A3]+0.1" office:value-type="float" office:value="0.2" calcext:value-type="float">
            <text:p>0.2</text:p>
          </table:table-cell>
          <table:table-cell table:style-name="ce124" office:value-type="float" office:value="0.1" calcext:value-type="float">
            <text:p>0.1</text:p>
          </table:table-cell>
          <table:table-cell table:style-name="ce135" office:value-type="float" office:value="0.1" calcext:value-type="float">
            <text:p>0.1</text:p>
          </table:table-cell>
          <table:table-cell table:style-name="ce146" office:value-type="float" office:value="0.1" calcext:value-type="float">
            <text:p>0.1</text:p>
          </table:table-cell>
          <table:table-cell table:style-name="ce157" office:value-type="float" office:value="0.2" calcext:value-type="float">
            <text:p>0.2</text:p>
          </table:table-cell>
          <table:table-cell table:style-name="ce168" office:value-type="float" office:value="0.2" calcext:value-type="float">
            <text:p>0.2</text:p>
          </table:table-cell>
          <table:table-cell table:style-name="ce58" office:value-type="float" office:value="0.2" calcext:value-type="float">
            <text:p>0.2</text:p>
          </table:table-cell>
          <table:table-cell table:style-name="ce190" office:value-type="float" office:value="0.2" calcext:value-type="float">
            <text:p>0.2</text:p>
          </table:table-cell>
          <table:table-cell table:style-name="ce201" office:value-type="float" office:value="0.2" calcext:value-type="float">
            <text:p>0.2</text:p>
          </table:table-cell>
          <table:table-cell table:style-name="ce212" office:value-type="float" office:value="0.1" calcext:value-type="float">
            <text:p>0.1</text:p>
          </table:table-cell>
          <table:table-cell table:style-name="ce224" office:value-type="float" office:value="0.1" calcext:value-type="float">
            <text:p>0.1</text:p>
          </table:table-cell>
          <table:table-cell table:style-name="ce237" office:value-type="float" office:value="0.1" calcext:value-type="float">
            <text:p>0.1</text:p>
          </table:table-cell>
        </table:table-row>
        <table:table-row table:style-name="ro1">
          <table:table-cell table:formula="of:=[.A4]+0.1" office:value-type="float" office:value="0.3" calcext:value-type="float">
            <text:p>0.3</text:p>
          </table:table-cell>
          <table:table-cell table:style-name="ce125" office:value-type="float" office:value="0.2" calcext:value-type="float">
            <text:p>0.2</text:p>
          </table:table-cell>
          <table:table-cell table:style-name="ce136" office:value-type="float" office:value="0.2" calcext:value-type="float">
            <text:p>0.2</text:p>
          </table:table-cell>
          <table:table-cell table:style-name="ce147" office:value-type="float" office:value="0.2" calcext:value-type="float">
            <text:p>0.2</text:p>
          </table:table-cell>
          <table:table-cell table:style-name="ce158" office:value-type="float" office:value="0.3" calcext:value-type="float">
            <text:p>0.3</text:p>
          </table:table-cell>
          <table:table-cell table:style-name="ce169" office:value-type="float" office:value="0.3" calcext:value-type="float">
            <text:p>0.3</text:p>
          </table:table-cell>
          <table:table-cell table:style-name="ce59" office:value-type="float" office:value="0.3" calcext:value-type="float">
            <text:p>0.3</text:p>
          </table:table-cell>
          <table:table-cell table:style-name="ce191" office:value-type="float" office:value="0.3" calcext:value-type="float">
            <text:p>0.3</text:p>
          </table:table-cell>
          <table:table-cell table:style-name="ce202" office:value-type="float" office:value="0.3" calcext:value-type="float">
            <text:p>0.3</text:p>
          </table:table-cell>
          <table:table-cell table:style-name="ce213" office:value-type="float" office:value="0.2" calcext:value-type="float">
            <text:p>0.2</text:p>
          </table:table-cell>
          <table:table-cell table:style-name="ce225" office:value-type="float" office:value="0.2" calcext:value-type="float">
            <text:p>0.2</text:p>
          </table:table-cell>
          <table:table-cell table:style-name="ce238" office:value-type="float" office:value="0.2" calcext:value-type="float">
            <text:p>0.2</text:p>
          </table:table-cell>
        </table:table-row>
        <table:table-row table:style-name="ro1">
          <table:table-cell table:formula="of:=[.A5]+0.1" office:value-type="float" office:value="0.4" calcext:value-type="float">
            <text:p>0.4</text:p>
          </table:table-cell>
          <table:table-cell table:style-name="ce126" office:value-type="float" office:value="0.2" calcext:value-type="float">
            <text:p>0.2</text:p>
          </table:table-cell>
          <table:table-cell table:style-name="ce137" office:value-type="float" office:value="0.2" calcext:value-type="float">
            <text:p>0.2</text:p>
          </table:table-cell>
          <table:table-cell table:style-name="ce148" office:value-type="float" office:value="0.3" calcext:value-type="float">
            <text:p>0.3</text:p>
          </table:table-cell>
          <table:table-cell table:style-name="ce159" office:value-type="float" office:value="0.4" calcext:value-type="float">
            <text:p>0.4</text:p>
          </table:table-cell>
          <table:table-cell table:style-name="ce170" office:value-type="float" office:value="0.4" calcext:value-type="float">
            <text:p>0.4</text:p>
          </table:table-cell>
          <table:table-cell table:style-name="ce60" office:value-type="float" office:value="0.4" calcext:value-type="float">
            <text:p>0.4</text:p>
          </table:table-cell>
          <table:table-cell table:style-name="ce192" office:value-type="float" office:value="0.4" calcext:value-type="float">
            <text:p>0.4</text:p>
          </table:table-cell>
          <table:table-cell table:style-name="ce203" office:value-type="float" office:value="0.4" calcext:value-type="float">
            <text:p>0.4</text:p>
          </table:table-cell>
          <table:table-cell table:style-name="ce214" office:value-type="float" office:value="0.3" calcext:value-type="float">
            <text:p>0.3</text:p>
          </table:table-cell>
          <table:table-cell table:style-name="ce226" office:value-type="float" office:value="0.2" calcext:value-type="float">
            <text:p>0.2</text:p>
          </table:table-cell>
          <table:table-cell table:style-name="ce239" office:value-type="float" office:value="0.2" calcext:value-type="float">
            <text:p>0.2</text:p>
          </table:table-cell>
        </table:table-row>
        <table:table-row table:style-name="ro1">
          <table:table-cell table:formula="of:=[.A6]+0.1" office:value-type="float" office:value="0.5" calcext:value-type="float">
            <text:p>0.5</text:p>
          </table:table-cell>
          <table:table-cell table:style-name="ce127" office:value-type="float" office:value="0.3" calcext:value-type="float">
            <text:p>0.3</text:p>
          </table:table-cell>
          <table:table-cell table:style-name="ce138" office:value-type="float" office:value="0.3" calcext:value-type="float">
            <text:p>0.3</text:p>
          </table:table-cell>
          <table:table-cell table:style-name="ce149" office:value-type="float" office:value="0.4" calcext:value-type="float">
            <text:p>0.4</text:p>
          </table:table-cell>
          <table:table-cell table:style-name="ce160" office:value-type="float" office:value="0.5" calcext:value-type="float">
            <text:p>0.5</text:p>
          </table:table-cell>
          <table:table-cell table:style-name="ce171" office:value-type="float" office:value="0.5" calcext:value-type="float">
            <text:p>0.5</text:p>
          </table:table-cell>
          <table:table-cell table:style-name="ce61" office:value-type="float" office:value="0.5" calcext:value-type="float">
            <text:p>0.5</text:p>
          </table:table-cell>
          <table:table-cell table:style-name="ce193" office:value-type="float" office:value="0.5" calcext:value-type="float">
            <text:p>0.5</text:p>
          </table:table-cell>
          <table:table-cell table:style-name="ce204" office:value-type="float" office:value="0.5" calcext:value-type="float">
            <text:p>0.5</text:p>
          </table:table-cell>
          <table:table-cell table:style-name="ce215" office:value-type="float" office:value="0.4" calcext:value-type="float">
            <text:p>0.4</text:p>
          </table:table-cell>
          <table:table-cell table:style-name="ce227" office:value-type="float" office:value="0.3" calcext:value-type="float">
            <text:p>0.3</text:p>
          </table:table-cell>
          <table:table-cell table:style-name="ce240" office:value-type="float" office:value="0.3" calcext:value-type="float">
            <text:p>0.3</text:p>
          </table:table-cell>
        </table:table-row>
        <table:table-row table:style-name="ro1">
          <table:table-cell table:formula="of:=[.A7]+0.1" office:value-type="float" office:value="0.6" calcext:value-type="float">
            <text:p>0.6</text:p>
          </table:table-cell>
          <table:table-cell table:style-name="ce128" office:value-type="float" office:value="0.3" calcext:value-type="float">
            <text:p>0.3</text:p>
          </table:table-cell>
          <table:table-cell table:style-name="ce139" office:value-type="float" office:value="0.4" calcext:value-type="float">
            <text:p>0.4</text:p>
          </table:table-cell>
          <table:table-cell table:style-name="ce150" office:value-type="float" office:value="0.5" calcext:value-type="float">
            <text:p>0.5</text:p>
          </table:table-cell>
          <table:table-cell table:style-name="ce161" office:value-type="float" office:value="0.6" calcext:value-type="float">
            <text:p>0.6</text:p>
          </table:table-cell>
          <table:table-cell table:style-name="ce172" office:value-type="float" office:value="0.6" calcext:value-type="float">
            <text:p>0.6</text:p>
          </table:table-cell>
          <table:table-cell table:style-name="ce62" office:value-type="float" office:value="0.6" calcext:value-type="float">
            <text:p>0.6</text:p>
          </table:table-cell>
          <table:table-cell table:style-name="ce194" office:value-type="float" office:value="0.6" calcext:value-type="float">
            <text:p>0.6</text:p>
          </table:table-cell>
          <table:table-cell table:style-name="ce205" office:value-type="float" office:value="0.6" calcext:value-type="float">
            <text:p>0.6</text:p>
          </table:table-cell>
          <table:table-cell table:style-name="ce216" office:value-type="float" office:value="0.5" calcext:value-type="float">
            <text:p>0.5</text:p>
          </table:table-cell>
          <table:table-cell table:style-name="ce228" office:value-type="float" office:value="0.4" calcext:value-type="float">
            <text:p>0.4</text:p>
          </table:table-cell>
          <table:table-cell table:style-name="ce241" office:value-type="float" office:value="0.3" calcext:value-type="float">
            <text:p>0.3</text:p>
          </table:table-cell>
        </table:table-row>
        <table:table-row table:style-name="ro1">
          <table:table-cell table:formula="of:=[.A8]+0.1" office:value-type="float" office:value="0.7" calcext:value-type="float">
            <text:p>0.7</text:p>
          </table:table-cell>
          <table:table-cell table:style-name="ce129" office:value-type="float" office:value="0.4" calcext:value-type="float">
            <text:p>0.4</text:p>
          </table:table-cell>
          <table:table-cell table:style-name="ce140" office:value-type="float" office:value="0.5" calcext:value-type="float">
            <text:p>0.5</text:p>
          </table:table-cell>
          <table:table-cell table:style-name="ce151" office:value-type="float" office:value="0.6" calcext:value-type="float">
            <text:p>0.6</text:p>
          </table:table-cell>
          <table:table-cell table:style-name="ce162" office:value-type="float" office:value="0.7" calcext:value-type="float">
            <text:p>0.7</text:p>
          </table:table-cell>
          <table:table-cell table:style-name="ce173" office:value-type="float" office:value="0.7" calcext:value-type="float">
            <text:p>0.7</text:p>
          </table:table-cell>
          <table:table-cell table:style-name="ce63" office:value-type="float" office:value="0.7" calcext:value-type="float">
            <text:p>0.7</text:p>
          </table:table-cell>
          <table:table-cell table:style-name="ce195" office:value-type="float" office:value="0.7" calcext:value-type="float">
            <text:p>0.7</text:p>
          </table:table-cell>
          <table:table-cell table:style-name="ce206" office:value-type="float" office:value="0.7" calcext:value-type="float">
            <text:p>0.7</text:p>
          </table:table-cell>
          <table:table-cell table:style-name="ce217" office:value-type="float" office:value="0.6" calcext:value-type="float">
            <text:p>0.6</text:p>
          </table:table-cell>
          <table:table-cell table:style-name="ce229" office:value-type="float" office:value="0.5" calcext:value-type="float">
            <text:p>0.5</text:p>
          </table:table-cell>
          <table:table-cell table:style-name="ce242" office:value-type="float" office:value="0.4" calcext:value-type="float">
            <text:p>0.4</text:p>
          </table:table-cell>
        </table:table-row>
        <table:table-row table:style-name="ro1">
          <table:table-cell table:formula="of:=[.A9]+0.1" office:value-type="float" office:value="0.8" calcext:value-type="float">
            <text:p>0.8</text:p>
          </table:table-cell>
          <table:table-cell table:style-name="ce130" office:value-type="float" office:value="0.5" calcext:value-type="float">
            <text:p>0.5</text:p>
          </table:table-cell>
          <table:table-cell table:style-name="ce141" office:value-type="float" office:value="0.6" calcext:value-type="float">
            <text:p>0.6</text:p>
          </table:table-cell>
          <table:table-cell table:style-name="ce152" office:value-type="float" office:value="0.7" calcext:value-type="float">
            <text:p>0.7</text:p>
          </table:table-cell>
          <table:table-cell table:style-name="ce163" office:value-type="float" office:value="0.8" calcext:value-type="float">
            <text:p>0.8</text:p>
          </table:table-cell>
          <table:table-cell table:style-name="ce174" office:value-type="float" office:value="0.8" calcext:value-type="float">
            <text:p>0.8</text:p>
          </table:table-cell>
          <table:table-cell table:style-name="ce64" office:value-type="float" office:value="0.8" calcext:value-type="float">
            <text:p>0.8</text:p>
          </table:table-cell>
          <table:table-cell table:style-name="ce196" office:value-type="float" office:value="0.8" calcext:value-type="float">
            <text:p>0.8</text:p>
          </table:table-cell>
          <table:table-cell table:style-name="ce207" office:value-type="float" office:value="0.8" calcext:value-type="float">
            <text:p>0.8</text:p>
          </table:table-cell>
          <table:table-cell table:style-name="ce218" office:value-type="float" office:value="0.7" calcext:value-type="float">
            <text:p>0.7</text:p>
          </table:table-cell>
          <table:table-cell table:style-name="ce230" office:value-type="float" office:value="0.6" calcext:value-type="float">
            <text:p>0.6</text:p>
          </table:table-cell>
          <table:table-cell table:style-name="ce243" office:value-type="float" office:value="0.5" calcext:value-type="float">
            <text:p>0.5</text:p>
          </table:table-cell>
        </table:table-row>
        <table:table-row table:style-name="ro1">
          <table:table-cell table:formula="of:=[.A10]+0.1" office:value-type="float" office:value="0.9" calcext:value-type="float">
            <text:p>0.9</text:p>
          </table:table-cell>
          <table:table-cell table:style-name="ce131" office:value-type="float" office:value="0.6" calcext:value-type="float">
            <text:p>0.6</text:p>
          </table:table-cell>
          <table:table-cell table:style-name="ce142" office:value-type="float" office:value="0.7" calcext:value-type="float">
            <text:p>0.7</text:p>
          </table:table-cell>
          <table:table-cell table:style-name="ce153" office:value-type="float" office:value="0.8" calcext:value-type="float">
            <text:p>0.8</text:p>
          </table:table-cell>
          <table:table-cell table:style-name="ce164" office:value-type="float" office:value="0.9" calcext:value-type="float">
            <text:p>0.9</text:p>
          </table:table-cell>
          <table:table-cell table:style-name="ce175" office:value-type="float" office:value="0.9" calcext:value-type="float">
            <text:p>0.9</text:p>
          </table:table-cell>
          <table:table-cell table:style-name="ce65" office:value-type="float" office:value="0.9" calcext:value-type="float">
            <text:p>0.9</text:p>
          </table:table-cell>
          <table:table-cell table:style-name="ce197" office:value-type="float" office:value="0.9" calcext:value-type="float">
            <text:p>0.9</text:p>
          </table:table-cell>
          <table:table-cell table:style-name="ce208" office:value-type="float" office:value="0.9" calcext:value-type="float">
            <text:p>0.9</text:p>
          </table:table-cell>
          <table:table-cell table:style-name="ce219" office:value-type="float" office:value="0.8" calcext:value-type="float">
            <text:p>0.8</text:p>
          </table:table-cell>
          <table:table-cell table:style-name="ce231" office:value-type="float" office:value="0.7" calcext:value-type="float">
            <text:p>0.7</text:p>
          </table:table-cell>
          <table:table-cell table:style-name="ce244" office:value-type="float" office:value="0.6" calcext:value-type="float">
            <text:p>0.6</text:p>
          </table:table-cell>
        </table:table-row>
        <table:table-row table:style-name="ro1">
          <table:table-cell table:formula="of:=[.A11]+0.1" office:value-type="float" office:value="1" calcext:value-type="float">
            <text:p>1</text:p>
          </table:table-cell>
          <table:table-cell table:style-name="ce132" office:value-type="float" office:value="0.7" calcext:value-type="float">
            <text:p>0.7</text:p>
          </table:table-cell>
          <table:table-cell table:style-name="ce143" office:value-type="float" office:value="0.8" calcext:value-type="float">
            <text:p>0.8</text:p>
          </table:table-cell>
          <table:table-cell table:style-name="ce154" office:value-type="float" office:value="0.9" calcext:value-type="float">
            <text:p>0.9</text:p>
          </table:table-cell>
          <table:table-cell table:style-name="ce165" office:value-type="float" office:value="1" calcext:value-type="float">
            <text:p>1</text:p>
          </table:table-cell>
          <table:table-cell table:style-name="ce176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198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20" office:value-type="float" office:value="0.9" calcext:value-type="float">
            <text:p>0.9</text:p>
          </table:table-cell>
          <table:table-cell table:style-name="ce232" office:value-type="float" office:value="0.8" calcext:value-type="float">
            <text:p>0.8</text:p>
          </table:table-cell>
          <table:table-cell table:style-name="ce245" office:value-type="float" office:value="0.7" calcext:value-type="float">
            <text:p>0.7</text:p>
          </table:table-cell>
        </table:table-row>
        <table:table-row table:style-name="ro1">
          <table:table-cell table:number-columns-repeated="9"/>
          <table:table-cell table:style-name="ce221"/>
          <table:table-cell table:style-name="ce233"/>
          <table:table-cell table:style-name="ce246"/>
        </table:table-row>
        <table:table-row table:style-name="ro1">
          <table:table-cell table:number-columns-repeated="10"/>
          <table:table-cell table:style-name="ce234"/>
          <table:table-cell table:style-name="ce247"/>
        </table:table-row>
        <table:table-row table:style-name="ro1">
          <table:table-cell table:number-columns-repeated="11"/>
          <table:table-cell table:style-name="ce248"/>
        </table:table-row>
        <calcext:conditional-formats>
          <calcext:conditional-format calcext:target-range-address="Sheet1.L2:Sheet1.L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3:Sheet1.L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2:Sheet1.K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3:Sheet1.K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2:Sheet1.J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2:Sheet1.G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3:Sheet1.G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4:Sheet1.G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7:Sheet1.G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10:Sheet1.G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12:Sheet1.G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11:Sheet1.G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9:Sheet1.G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8:Sheet1.G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6:Sheet1.G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5:Sheet1.G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2:Sheet1.B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2:Sheet1.F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3:Sheet1.F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4:Sheet1.F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7:Sheet1.F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10:Sheet1.F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12:Sheet1.F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11:Sheet1.F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9:Sheet1.F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8:Sheet1.F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6:Sheet1.F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5:Sheet1.F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2:Sheet1.H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3:Sheet1.H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4:Sheet1.H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7:Sheet1.H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10:Sheet1.H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12:Sheet1.H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11:Sheet1.H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9:Sheet1.H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8:Sheet1.H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6:Sheet1.H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5:Sheet1.H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2:Sheet1.I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3:Sheet1.I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4:Sheet1.I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7:Sheet1.I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0:Sheet1.I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2:Sheet1.I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1:Sheet1.I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9:Sheet1.I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8:Sheet1.I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6:Sheet1.I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5:Sheet1.I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2:Sheet1.E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3:Sheet1.E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4:Sheet1.E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7:Sheet1.E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10:Sheet1.E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12:Sheet1.E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11:Sheet1.E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9:Sheet1.E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8:Sheet1.E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6:Sheet1.E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5:Sheet1.E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3:Sheet1.J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4:Sheet1.J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5:Sheet1.J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8:Sheet1.J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1:Sheet1.J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3:Sheet1.J1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2:Sheet1.J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0:Sheet1.J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9:Sheet1.J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7:Sheet1.J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6:Sheet1.J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4:Sheet1.K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5:Sheet1.K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6:Sheet1.K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9:Sheet1.K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2:Sheet1.K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4:Sheet1.K1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3:Sheet1.K1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1:Sheet1.K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0:Sheet1.K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8:Sheet1.K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7:Sheet1.K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4:Sheet1.L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5:Sheet1.L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6:Sheet1.L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7:Sheet1.L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0:Sheet1.L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3:Sheet1.L1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5:Sheet1.L1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4:Sheet1.L1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2:Sheet1.L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1:Sheet1.L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9:Sheet1.L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8:Sheet1.L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3:Sheet1.B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4:Sheet1.B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5:Sheet1.B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6:Sheet1.B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7:Sheet1.B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10:Sheet1.B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12:Sheet1.B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11:Sheet1.B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9:Sheet1.B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8:Sheet1.B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2:Sheet1.C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3:Sheet1.C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4:Sheet1.C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5:Sheet1.C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6:Sheet1.C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9:Sheet1.C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12:Sheet1.C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11:Sheet1.C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10:Sheet1.C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8:Sheet1.C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7:Sheet1.C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2:Sheet1.D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3:Sheet1.D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4:Sheet1.D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5:Sheet1.D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8:Sheet1.D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11:Sheet1.D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12:Sheet1.D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10:Sheet1.D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9:Sheet1.D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7:Sheet1.D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6:Sheet1.D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2:14:58.8736367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4T11:56:09.394031079</meta:creation-date>
    <meta:generator>LibreOffice/7.1.2.2$Linux_X86_64 LibreOffice_project/10$Build-2</meta:generator>
    <dc:date>2021-05-04T12:18:14.458442467</dc:date>
    <meta:editing-duration>PT8M41S</meta:editing-duration>
    <meta:editing-cycles>4</meta:editing-cycles>
    <meta:document-statistic meta:table-count="1" meta:cell-count="143" meta:object-count="0"/>
  </office:meta>
</office:document-meta>
</file>